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roid Sans Mono" officeooo:rsid="00021c04" officeooo:paragraph-rsid="00021c04"/>
    </style:style>
    <style:style style:name="P2" style:family="paragraph" style:parent-style-name="Standard">
      <style:text-properties style:font-name="Droid Sans Mono" officeooo:rsid="00021c04" officeooo:paragraph-rsid="0002f9ff"/>
    </style:style>
    <style:style style:name="P3" style:family="paragraph" style:parent-style-name="Standard">
      <style:text-properties style:font-name="Droid Sans Mono" officeooo:rsid="00021c04" officeooo:paragraph-rsid="00042e3c"/>
    </style:style>
    <style:style style:name="P4" style:family="paragraph" style:parent-style-name="Standard">
      <style:text-properties style:font-name="Droid Sans Mono" officeooo:rsid="0002f9ff" officeooo:paragraph-rsid="0002f9ff"/>
    </style:style>
    <style:style style:name="P5" style:family="paragraph" style:parent-style-name="Standard">
      <style:text-properties style:font-name="Droid Sans Mono" officeooo:rsid="00042e3c" officeooo:paragraph-rsid="00042e3c"/>
    </style:style>
    <style:style style:name="P6" style:family="paragraph" style:parent-style-name="Standard">
      <style:text-properties style:font-name="Droid Sans Mono" officeooo:rsid="00021c04" officeooo:paragraph-rsid="00021c04"/>
    </style:style>
    <style:style style:name="P7" style:family="paragraph" style:parent-style-name="Standard">
      <style:text-properties style:font-name="Droid Sans Mono" officeooo:rsid="0004f4a6" officeooo:paragraph-rsid="0004f4a6"/>
    </style:style>
    <style:style style:name="P8" style:family="paragraph" style:parent-style-name="Standard">
      <style:text-properties style:font-name="Droid Sans Mono" officeooo:rsid="0005f2a7" officeooo:paragraph-rsid="0005f2a7"/>
    </style:style>
    <style:style style:name="T1" style:family="text">
      <style:text-properties officeooo:rsid="0002f9ff"/>
    </style:style>
    <style:style style:name="T2" style:family="text">
      <style:text-properties officeooo:rsid="00042e3c"/>
    </style:style>
    <style:style style:name="T3" style:family="text">
      <style:text-properties officeooo:rsid="00054567"/>
    </style:style>
    <style:style style:name="T4" style:family="text">
      <style:text-properties officeooo:rsid="00079e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,</text:p>
      <text:p text:style-name="P1">Presentation de soi,</text:p>
      <text:p text:style-name="P1">Presentation du projet,</text:p>
      <text:p text:style-name="P1"/>
      <text:p text:style-name="P1">**</text:p>
      <text:p text:style-name="P1"/>
      <text:p text:style-name="P4">le besoin du projet : evolution du monde numerique des taxis, transport.</text:p>
      <text:p text:style-name="P1"/>
      <text:p text:style-name="P1">**</text:p>
      <text:p text:style-name="P1"/>
      <text:p text:style-name="P1">useCase,</text:p>
      <text:p text:style-name="P1">Diagramme de classes,</text:p>
      <text:p text:style-name="P1">Diagrames de sequences,</text:p>
      <text:p text:style-name="P7">Model logique : mysqlworkbe<text:span text:style-name="T3">nch</text:span></text:p>
      <text:p text:style-name="P1"/>
      <text:p text:style-name="P1">**</text:p>
      <text:p text:style-name="P1"/>
      <text:p text:style-name="P1">Outils de developpement : netbeans, spring, h<text:span text:style-name="T1">i</text:span>bernate et MySql</text:p>
      <text:p text:style-name="P8"><text:tab/><text:tab/><text:tab/><text:tab/><text:tab/><text:tab/>git, maven, <text:span text:style-name="T4">thymeleaf, bootstrap</text:span></text:p>
      <text:p text:style-name="P8"/>
      <text:p text:style-name="P1">**</text:p>
      <text:p text:style-name="P1"/>
      <text:p text:style-name="P1">Plan de l’application:</text:p>
      <text:p text:style-name="P1"/>
      <text:p text:style-name="P1">Respect d’une architecture n-tiers</text:p>
      <text:p text:style-name="P1"/>
      <text:p text:style-name="P1">- couche DAO </text:p>
      <text:p text:style-name="P1"><text:tab/>Ecriture des entites, mapping des entites pour une <text:tab/><text:tab/><text:tab/><text:tab/>implementation jpa.</text:p>
      <text:p text:style-name="P2"><text:tab/><text:tab/></text:p>
      <text:p text:style-name="P2"><text:tab/><text:span text:style-name="T1">Ecriture des interfaces repository pour implementer jpa</text:span></text:p>
      <text:p text:style-name="P2"/>
      <text:p text:style-name="P2"><text:tab/>Verification que la base de données est crée, </text:p>
      <text:p text:style-name="P1"><text:tab/><text:tab/>ecriture des jeux de tests.</text:p>
      <text:p text:style-name="P1"><text:tab/><text:tab/> <text:tab/>- Verification via le terminal mysql <text:s/></text:p>
      <text:p text:style-name="P1"><text:tab/><text:tab/><text:tab/>- Verification via l’application commandRunnerLine</text:p>
      <text:p text:style-name="P3"><text:tab/><text:tab/></text:p>
      <text:p text:style-name="P3">/!<text:span text:style-name="T2">\ ecriture : DEFAULT VALUE, CHECK, UNIQUE, PROCEDURE STOCKEE, </text:span></text:p>
      <text:p text:style-name="P5"><text:tab/><text:tab/><text:tab/>TRIGGER <text:s/></text:p>
      <text:p text:style-name="P1"/>
      <text:p text:style-name="P1"/>
      <text:p text:style-name="P1">- couche Metier</text:p>
      <text:p text:style-name="P1"><text:tab/><text:span text:style-name="T1">Ecriture des methodes qui repondent aux fonctionnalites de <text:tab/>l’application en fonction du context.</text:span></text:p>
      <text:p text:style-name="P1"><text:soft-page-break/><text:tab/><text:span text:style-name="T1">ClientMetier, Admin</text:span></text:p>
      <text:p text:style-name="P1"/>
      <text:p text:style-name="P4">Ecriture des interfaces pour fermer le code et etre ouvert à <text:tab/>lamelioration <text:tab/></text:p>
      <text:p text:style-name="P4"/>
      <text:p text:style-name="P4">grace au metier on appelle limplementation dao </text:p>
      <text:p text:style-name="P4"/>
      <text:p text:style-name="P4">- couche web</text:p>
      <text:p text:style-name="P4"><text:tab/>utilisation du template thymeleaf cote serveur</text:p>
      <text:p text:style-name="P4"><text:tab/>utilisation du framework bootstrap.</text:p>
      <text:p text:style-name="P4"/>
      <text:p text:style-name="P4"/>
      <text:p text:style-name="P4"><text:tab/></text:p>
      <text:p text:style-name="P4"/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1:26:23.467742425</meta:creation-date>
    <dc:date>2017-10-13T18:50:23.674043144</dc:date>
    <meta:editing-duration>PT13M3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38" meta:word-count="158" meta:character-count="1124" meta:non-whitespace-character-count="951"/>
  </office:meta>
</office:document-meta>
</file>